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P33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4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6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8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1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7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9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2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4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6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7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8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60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2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3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4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5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6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7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9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1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3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4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5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6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7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8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9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3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4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85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86" style:family="paragraph" style:parent-style-name="Standard">
      <style:text-properties fo:font-weight="normal" officeooo:rsid="006a5560" officeooo:paragraph-rsid="00a6a9f1" style:font-weight-asian="normal" style:font-weight-complex="normal"/>
    </style:style>
    <style:style style:name="P87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8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9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90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91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92" style:family="paragraph" style:parent-style-name="Standard">
      <style:text-properties fo:font-weight="normal" officeooo:rsid="006dfd69" officeooo:paragraph-rsid="00a88442" style:font-weight-asian="normal" style:font-weight-complex="normal"/>
    </style:style>
    <style:style style:name="P93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94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95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96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9f4647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21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a9f04b" officeooo:paragraph-rsid="00a9f04b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aa22f2" officeooo:paragraph-rsid="00aa22f2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6a5560" officeooo:paragraph-rsid="00aeab79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6a5560" officeooo:paragraph-rsid="00aff17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6dfd69" officeooo:paragraph-rsid="00abb3d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6dfd69" officeooo:paragraph-rsid="00addd59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b2efc9" officeooo:paragraph-rsid="00b2efc9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b4487a" officeooo:paragraph-rsid="00b4487a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fo:font-weight="bold" officeooo:rsid="00b157ae" officeooo:paragraph-rsid="00b157ae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b157ae" officeooo:paragraph-rsid="00b4487a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fo:font-weight="bold" officeooo:rsid="00b157ae" officeooo:paragraph-rsid="00b4dae2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fo:font-weight="bold" officeooo:rsid="00b157ae" officeooo:paragraph-rsid="00b6b6e8" style:font-style-asian="normal" style:font-weight-asian="bold" style:font-style-complex="normal" style:font-weight-complex="bold"/>
    </style:style>
    <style:style style:name="P135" style:family="paragraph" style:parent-style-name="Standard">
      <style:text-properties officeooo:paragraph-rsid="00b6b6e8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  <style:style style:name="T62" style:family="text">
      <style:text-properties officeooo:rsid="00a6a9f1"/>
    </style:style>
    <style:style style:name="T63" style:family="text">
      <style:text-properties fo:font-style="normal" officeooo:rsid="00a1d32a" style:font-style-asian="normal" style:font-style-complex="normal"/>
    </style:style>
    <style:style style:name="T64" style:family="text">
      <style:text-properties officeooo:rsid="00a9f04b"/>
    </style:style>
    <style:style style:name="T65" style:family="text">
      <style:text-properties officeooo:rsid="00abb3de"/>
    </style:style>
    <style:style style:name="T66" style:family="text">
      <style:text-properties officeooo:rsid="00ad037e"/>
    </style:style>
    <style:style style:name="T67" style:family="text">
      <style:text-properties fo:color="#008000" style:font-name="Consolas" fo:font-size="9.5pt" style:font-size-asian="9.5pt" fo:background-color="#ffffff"/>
    </style:style>
    <style:style style:name="T68" style:family="text">
      <style:text-properties fo:color="#008000" style:font-name="Consolas" fo:font-size="9.5pt" officeooo:rsid="00b6b6e8" style:font-size-asian="9.5pt" fo:background-color="#ffffff"/>
    </style:style>
    <style:style style:name="T69" style:family="text">
      <style:text-properties fo:color="#008000" style:font-name="Consolas" fo:font-size="9.5pt" fo:font-weight="normal" style:font-size-asian="9.5pt" style:font-weight-asian="normal" style:font-weight-complex="normal" fo:background-color="#ffffff"/>
    </style:style>
    <style:style style:name="T70" style:family="text">
      <style:text-properties fo:color="#008000" style:font-name="Consolas" fo:font-size="9.5pt" fo:font-weight="normal" officeooo:rsid="00b4487a" style:font-size-asian="9.5pt" style:font-weight-asian="normal" style:font-weight-complex="normal" fo:background-color="#ffffff"/>
    </style:style>
    <style:style style:name="T71" style:family="text">
      <style:text-properties fo:color="#008000" style:font-name="Consolas" fo:font-size="9.5pt" fo:font-weight="normal" officeooo:rsid="00b4dae2" style:font-size-asian="9.5pt" style:font-weight-asian="normal" style:font-weight-complex="normal" fo:background-color="#ffffff"/>
    </style:style>
    <style:style style:name="T72" style:family="text">
      <style:text-properties fo:color="#008000" style:font-name="Consolas" fo:font-size="9.5pt" fo:font-style="normal" fo:font-weight="normal" officeooo:rsid="00b4487a" style:font-size-asian="9.5pt" style:font-style-asian="normal" style:font-weight-asian="normal" style:font-style-complex="normal" style:font-weight-complex="normal" fo:background-color="#ffffff"/>
    </style:style>
    <style:style style:name="T73" style:family="text">
      <style:text-properties fo:color="#008000" style:font-name="Consolas" fo:font-size="9.5pt" fo:font-style="normal" fo:font-weight="normal" officeooo:rsid="00b4dae2" style:font-size-asian="9.5pt" style:font-style-asian="normal" style:font-weight-asian="normal" style:font-style-complex="normal" style:font-weight-complex="normal" fo:background-color="#ffffff"/>
    </style:style>
    <style:style style:name="T74" style:family="text">
      <style:text-properties fo:color="#008000" style:font-name="Consolas" fo:font-size="9.5pt" fo:font-style="normal" fo:font-weight="normal" officeooo:rsid="00b157ae" style:font-size-asian="9.5pt" style:font-style-asian="normal" style:font-weight-asian="normal" style:font-style-complex="normal" style:font-weight-complex="normal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3"/>
      <text:p text:style-name="P33">30 seconds in 18 hours</text:p>
      <text:p text:style-name="P33">i.e. 40 seconds in 24 hours</text:p>
      <text:p text:style-name="P33">accuracy is 0.0465</text:p>
      <text:p text:style-name="P33"/>
      <text:p text:style-name="P33">crystal timer counts to 4096 in 1 sec</text:p>
      <text:p text:style-name="P33">count to 4095 gives 0.024% increase in speed</text:p>
      <text:p text:style-name="P33"/>
      <text:p text:style-name="P33"/>
      <text:p text:style-name="P34">Mux modes</text:p>
      <text:p text:style-name="P34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5"/>
      <text:p text:style-name="P7"><text:span text:style-name="T6">T</text:span><text:span text:style-name="T3">0:</text:span></text:p>
      <text:p text:style-name="P36">Drive at <text:tab/><text:tab/>8000KHz</text:p>
      <text:p text:style-name="P36">Use <text:tab/><text:tab/><text:tab/>1024 prescaler</text:p>
      <text:p text:style-name="P36">Gives a clock of <text:tab/>7.8125KHz </text:p>
      <text:p text:style-name="P36">count = Clock x Time</text:p>
      <text:p text:style-name="P7"><text:span text:style-name="T3">Count to 255 in <text:tab/></text:span><text:span text:style-name="T8">32.64mS</text:span></text:p>
      <text:p text:style-name="P55"/>
      <text:p text:style-name="P55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8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8"/>
      <text:p text:style-name="P47">1.<text:span text:style-name="T36">7</text:span>5<text:span text:style-name="T36">0</text:span>ms</text:p>
      <text:p text:style-name="P47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7">Delay is 1.92ms</text:p>
      <text:p text:style-name="P24"/>
      <text:p text:style-name="P24"/>
      <text:p text:style-name="P56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7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7"/>
      <text:p text:style-name="P42">1.875ms</text:p>
      <text:p text:style-name="P42">Count of 16 * 15 = 240 </text:p>
      <text:p text:style-name="P15">Set TCNT0 to 256-240 = 16</text:p>
      <text:p text:style-name="P42">Delay is 1.92ms</text:p>
      <text:p text:style-name="P39"/>
      <text:p text:style-name="P39">/******************************/</text:p>
      <text:p text:style-name="P39"/>
      <text:p text:style-name="P42">250us</text:p>
      <text:p text:style-name="P9">Prescaler = <text:span text:style-name="T20">4 </text:span><text:span text:style-name="T10">gives /256</text:span></text:p>
      <text:p text:style-name="P42">clock = 31.25KHz</text:p>
      <text:p text:style-name="P42">in 250us counts to 7.8125 <text:span text:style-name="T21">i.e. 8</text:span></text:p>
      <text:p text:style-name="P22">Set TCNT0 to 248<text:tab/><text:span text:style-name="T3">Delay is 256us</text:span></text:p>
      <text:p text:style-name="P42"/>
      <text:p text:style-name="P42">3750us</text:p>
      <text:p text:style-name="P48">count to 120</text:p>
      <text:p text:style-name="P22">Set TCNT0 to 136<text:span text:style-name="T3"><text:tab/>Delay is 3.84ms</text:span></text:p>
      <text:p text:style-name="P41"/>
      <text:p text:style-name="P41">/******************************/</text:p>
      <text:p text:style-name="P50">375us</text:p>
      <text:p text:style-name="P11">Prescaler = <text:span text:style-name="T20">4 </text:span><text:span text:style-name="T10">gives /256</text:span></text:p>
      <text:p text:style-name="P44">clock = 31.25KHz</text:p>
      <text:p text:style-name="P50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50"/>
      <text:p text:style-name="P50">5625us</text:p>
      <text:p text:style-name="P23">Set TCNT0 to <text:span text:style-name="T23">76</text:span><text:span text:style-name="T12"> <text:tab/>Delay is 5.76ms</text:span></text:p>
      <text:p text:style-name="P40"/>
      <text:p text:style-name="P40">/******************************/</text:p>
      <text:p text:style-name="P40"/>
      <text:p text:style-name="P48">500uS</text:p>
      <text:p text:style-name="P10"><text:soft-page-break/>Prescaler = <text:span text:style-name="T20">4 </text:span><text:span text:style-name="T10">gives /256</text:span></text:p>
      <text:p text:style-name="P43">clock = 31.25KHz</text:p>
      <text:p text:style-name="P44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4"/>
      <text:p text:style-name="P48">7500us</text:p>
      <text:p text:style-name="P16">Set TCNT0 to <text:span text:style-name="T22">16</text:span><text:span text:style-name="T11"><text:tab/>Gives delay of 7.68m</text:span></text:p>
      <text:p text:style-name="P49"/>
      <text:p text:style-name="P41">/******************************/</text:p>
      <text:p text:style-name="P50"/>
      <text:p text:style-name="P50">625us</text:p>
      <text:p text:style-name="P12">Prescaler = 5<text:span text:style-name="T3"> gives /1024</text:span></text:p>
      <text:p text:style-name="P45">clock = 7.8125KHz</text:p>
      <text:p text:style-name="P45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5"/>
      <text:p text:style-name="P50">93<text:span text:style-name="T27">75</text:span>us</text:p>
      <text:p text:style-name="P18">Set TCNT0 to <text:span text:style-name="T24">181<text:tab/></text:span><text:span text:style-name="T13">Delay is 9.6ms </text:span></text:p>
      <text:p text:style-name="P51"/>
      <text:p text:style-name="P51">/******************************/</text:p>
      <text:p text:style-name="P51"/>
      <text:p text:style-name="P51">750us</text:p>
      <text:p text:style-name="P13">Prescaler = 5<text:span text:style-name="T3"> gives /1024</text:span></text:p>
      <text:p text:style-name="P46">clock = 7.8125KHz</text:p>
      <text:p text:style-name="P51">in 750us counts to 5.859 i.e. 6</text:p>
      <text:p text:style-name="P18">Set TCNT0 to <text:span text:style-name="T24">250</text:span><text:span text:style-name="T13"><text:tab/>Delay is 768us</text:span></text:p>
      <text:p text:style-name="P51"/>
      <text:p text:style-name="P51">11250us </text:p>
      <text:p text:style-name="P18">Set TCNT0 to <text:span text:style-name="T24">166</text:span><text:span text:style-name="T13"><text:tab/>Delay is 11.52ms</text:span></text:p>
      <text:p text:style-name="P51"/>
      <text:p text:style-name="P51">/******************************/</text:p>
      <text:p text:style-name="P51"/>
      <text:p text:style-name="P51">1250us</text:p>
      <text:p text:style-name="P13">Prescaler = 5<text:span text:style-name="T3"> gives /1024</text:span></text:p>
      <text:p text:style-name="P46">clock = 7.8125KHz</text:p>
      <text:p text:style-name="P51">In 1250us <text:span text:style-name="T25">counts to 9.76 i.e.10</text:span></text:p>
      <text:p text:style-name="P53"><text:span text:style-name="T19">Set TCNT0 to 246</text:span><text:tab/>Delay is 1280us</text:p>
      <text:p text:style-name="P53"/>
      <text:p text:style-name="P53">18.75ms</text:p>
      <text:p text:style-name="P19">Set TCNT0 to <text:span text:style-name="T25">106</text:span><text:span text:style-name="T14"><text:tab/>Delay is 19.2ms</text:span></text:p>
      <text:p text:style-name="P52"/>
      <text:p text:style-name="P52">/******************************/</text:p>
      <text:p text:style-name="P54"><text:span text:style-name="T24">2</text:span>ms</text:p>
      <text:p text:style-name="P54">Counts to15.625 i.e. 16</text:p>
      <text:p text:style-name="P20">Set TCNT0 to <text:span text:style-name="T26">240</text:span><text:span text:style-name="T15"><text:tab/>Delay is 2.048ms</text:span></text:p>
      <text:p text:style-name="P54">30ms</text:p>
      <text:p text:style-name="P54">Count to 240</text:p>
      <text:p text:style-name="P20">Set TCNT0 to <text:span text:style-name="T26">16</text:span><text:span text:style-name="T15"><text:tab/>Delay is 30.72ms</text:span></text:p>
      <text:p text:style-name="P54"/>
      <text:p text:style-name="P25"><text:span text:style-name="T15">S</text:span><text:span text:style-name="T3">ET bootloader to erase after detecting the “:” at the start of the first line</text:span></text:p>
      <text:p text:style-name="P57"/>
      <text:p text:style-name="P58">Update Version info</text:p>
      <text:p text:style-name="P58"><text:soft-page-break/></text:p>
      <text:p text:style-name="P26">New file names</text:p>
      <text:p text:style-name="P59"/>
      <text:p text:style-name="P59">Original file names</text:p>
      <text:p text:style-name="P61">saves under Github\PCB-111000_V2</text:p>
      <text:p text:style-name="P59">Mini-OS_V1\Mini-OS_V23_CA\ <text:s/><text:span text:style-name="T31">OK</text:span></text:p>
      <text:p text:style-name="P59">Mini-OS_V1\Mini-OS_V24_CC\ <text:span text:style-name="T31">OK</text:span></text:p>
      <text:p text:style-name="P59">Mini-OS_V2\Mini-OS_V25_CA\ <text:span text:style-name="T31">OK</text:span></text:p>
      <text:p text:style-name="P59">Mini-OS_V2\Mini-OS_V26_CC<text:span text:style-name="T29">\ OK<text:tab/>Note: all use the same Resources file </text:span></text:p>
      <text:p text:style-name="P59"/>
      <text:p text:style-name="P60">Mini-OS_V1_<text:span text:style-name="T28">IC</text:span>\Mini-OS_V2<text:span text:style-name="T28">7</text:span>_CA\ <text:span text:style-name="T31">OK</text:span></text:p>
      <text:p text:style-name="P60">Mini-OS_V1_<text:span text:style-name="T28">IC</text:span>\Mini-OS_V2<text:span text:style-name="T28">8</text:span>_CC\ <text:span text:style-name="T31">OK</text:span></text:p>
      <text:p text:style-name="P60">Mini-OS_V2_<text:span text:style-name="T28">IC</text:span>\Mini-OS_V<text:span text:style-name="T30">29</text:span>_CA\ <text:span text:style-name="T31">OK</text:span></text:p>
      <text:p text:style-name="P60">Mini-OS_V2_<text:span text:style-name="T28">IC</text:span>\Mini-OS_V<text:span text:style-name="T30">30</text:span>_CC<text:span text:style-name="T31">\ OK<text:tab/>Projects all built and copied from V23 to V26</text:span></text:p>
      <text:p text:style-name="P59"/>
      <text:p text:style-name="P62">Replace individual resources folder with a shared Mini-OS_Resources folder</text:p>
      <text:p text:style-name="P63">Mini-OS_V1 and V2 updated OK.</text:p>
      <text:p text:style-name="P63"/>
      <text:p text:style-name="P63">Note Optimise on level -01 </text:p>
      <text:p text:style-name="P63"/>
      <text:p text:style-name="P64">Changes effect <text:tab/>ISR_subroutines.c</text:p>
      <text:p text:style-name="P64">and<text:tab/><text:tab/><text:tab/>mode_definitions.h<text:tab/><text:tab/><text:span text:style-name="T32">Common to all versions</text:span></text:p>
      <text:p text:style-name="P65">Add to Mini-OS_resources and version 2 files</text:p>
      <text:p text:style-name="P65"/>
      <text:p text:style-name="P66">Note line T0_interupt_cnt = 0; added to macro #define I2C_Tx_LED_dimmer \</text:p>
      <text:p text:style-name="P66"/>
      <text:p text:style-name="P67">Add Timer definitions to the Mini-OS project header files</text:p>
      <text:p text:style-name="P67"/>
      <text:p text:style-name="P67"/>
      <text:p text:style-name="P68">Changes to bootloaders<text:tab/></text:p>
      <text:p text:style-name="P68">Erase flash after sending new hex file, not after keypress p at p/r prompt</text:p>
      <text:p text:style-name="P68"/>
      <text:p text:style-name="P68">Mini-OS_V1_bootloaders</text:p>
      <text:p text:style-name="P68"><text:tab/>2_pcb_Bootloader_V4_25_CA</text:p>
      <text:p text:style-name="P68"><text:tab/>2_pcb_Bootloader_V4_2<text:span text:style-name="T34">6</text:span>_C<text:span text:style-name="T34">C</text:span></text:p>
      <text:p text:style-name="P68"/>
      <text:p text:style-name="P68">Mini-OS_V2_bootloaders</text:p>
      <text:p text:style-name="P68"><text:tab/>2_pcb_Bootloader_V4_27_CA</text:p>
      <text:p text:style-name="P68"><text:tab/><text:span text:style-name="T34">2_pcb_Bootloader_V4_28_CC</text:span></text:p>
      <text:p text:style-name="P68"/>
      <text:p text:style-name="P71">USE Optimize for size (-Os)</text:p>
      <text:p text:style-name="P71">AND</text:p>
      <text:p text:style-name="P71">Memory settings text = 0x3800</text:p>
      <text:p text:style-name="P70">BECOME</text:p>
      <text:p text:style-name="P69">Mini-OS_V1_<text:span text:style-name="T35">with_IC_</text:span>bootloaders</text:p>
      <text:p text:style-name="P69"><text:tab/>2_pcb_Bootloader_V4_2<text:span text:style-name="T35">9</text:span>_CA</text:p>
      <text:p text:style-name="P69"><text:tab/>2_pcb_Bootloader_V4_<text:span text:style-name="T35">30</text:span>_C<text:span text:style-name="T34">C</text:span></text:p>
      <text:p text:style-name="P69"/>
      <text:p text:style-name="P69">Mini-OS_V2_<text:span text:style-name="T35">with_IC_</text:span>bootloaders</text:p>
      <text:p text:style-name="P69"><text:tab/>2_pcb_Bootloader_V4_<text:span text:style-name="T35">31</text:span>_CA</text:p>
      <text:p text:style-name="P69"><text:tab/><text:span text:style-name="T34">2_pcb_Bootloader_V4_32_CC</text:span></text:p>
      <text:p text:style-name="P69"/>
      <text:p text:style-name="P72"><text:soft-page-break/>Combine </text:p>
      <text:p text:style-name="P72">Mini-OS_V27_CA<text:tab/>with<text:tab/><text:tab/><text:span text:style-name="T33">2_pcb_Bootloader_V4_29_CA</text:span></text:p>
      <text:p text:style-name="P72">Mini-OS_V28_CC<text:tab/>with<text:tab/><text:tab/><text:span text:style-name="T33">2_pcb_Bootloader_V4_30_CC</text:span></text:p>
      <text:p text:style-name="P72">Mini-OS_V29_CA<text:tab/>with<text:tab/><text:tab/><text:span text:style-name="T33">2_pcb_Bootloader_V4_31_CA</text:span></text:p>
      <text:p text:style-name="P73">Mini-OS_V30_CC<text:tab/>with<text:tab/><text:tab/><text:span text:style-name="T34">2_pcb_Bootloader_V4_32_CC</text:span></text:p>
      <text:p text:style-name="P73"/>
      <text:p text:style-name="P74">All bootloaders successfully copied to new versions ready to be modified</text:p>
      <text:p text:style-name="P74"/>
      <text:p text:style-name="P74"/>
      <text:p text:style-name="P27">Three level brightness control</text:p>
      <text:p text:style-name="P75"/>
      <text:p text:style-name="P76">Eeprom 0x3FF equal</text:p>
      <text:p text:style-name="P76"><text:tab/>01<text:tab/><text:tab/>High level brightness 2mS on all the time</text:p>
      <text:p text:style-name="P76"><text:tab/>02<text:tab/><text:tab/>Medium brightness: On for 250uS off for 1750us</text:p>
      <text:p text:style-name="P76"><text:tab/>03<text:tab/><text:tab/>Low level brightness:<text:tab/>Onn for 125uS off for 1875uS</text:p>
      <text:p text:style-name="P76"/>
      <text:p text:style-name="P28">Mini-OS/bootloader changes completed</text:p>
      <text:p text:style-name="P77"/>
      <text:p text:style-name="P78">Generate Bootloader_resources directory and copy in </text:p>
      <text:p text:style-name="P78">HW, SW resources and header file.</text:p>
      <text:p text:style-name="P78"/>
      <text:p text:style-name="P78">Only differences effect LED_ON/OFF macros</text:p>
      <text:p text:style-name="P78"/>
      <text:p text:style-name="P79">Changed Bootloader resources:</text:p>
      <text:p text:style-name="P79">2_pcb_Bootloader_V4_29_CA</text:p>
      <text:p text:style-name="P79"/>
      <text:p text:style-name="P29">Recompile and check for no changes</text:p>
      <text:p text:style-name="P80"/>
      <text:p text:style-name="P30">Version 2</text:p>
      <text:p text:style-name="P81">Mini-OS_V29_CA<text:tab/><text:tab/><text:tab/><text:span text:style-name="T37">OK</text:span><text:tab/></text:p>
      <text:p text:style-name="P81">2_pcb_Bootloader_V4_31_CA<text:tab/><text:span text:style-name="T37">OK</text:span></text:p>
      <text:p text:style-name="P81"/>
      <text:p text:style-name="P81">Mini-OS_V30_CC<text:tab/><text:tab/><text:tab/><text:span text:style-name="T38">OK</text:span></text:p>
      <text:p text:style-name="P81">2_pcb_Bootloader_V4_32_CC<text:tab/><text:span text:style-name="T38">OK</text:span></text:p>
      <text:p text:style-name="P81"/>
      <text:p text:style-name="P30">Update and test version 1</text:p>
      <text:p text:style-name="P87"/>
      <text:p text:style-name="P88">Mini-OS_V27_CA<text:tab/><text:tab/><text:tab/><text:span text:style-name="T39">OK</text:span></text:p>
      <text:p text:style-name="P87">2_pcb_Bootloader_V4_29_CA<text:tab/><text:span text:style-name="T41">Updated and recompiled OK .Tested OK</text:span></text:p>
      <text:p text:style-name="P87"/>
      <text:p text:style-name="P87">Mini-OS_V28_CC<text:tab/><text:tab/><text:tab/><text:span text:style-name="T40">OK</text:span></text:p>
      <text:p text:style-name="P87">2_pcb_Bootloader_V4_30_CC<text:tab/><text:span text:style-name="T42">OK</text:span></text:p>
      <text:p text:style-name="P87"/>
      <text:p text:style-name="P93">Split mini-OS_header files into general and specific files and update medium intensity setting (Use 350uS in place of 250uS).</text:p>
      <text:p text:style-name="P93"/>
      <text:p text:style-name="P82">Mini-OS_V29_CA<text:tab/><text:span text:style-name="T44">OK</text:span></text:p>
      <text:p text:style-name="P83">Mini-OS_V30_CC<text:tab/><text:span text:style-name="T45">OK</text:span></text:p>
      <text:p text:style-name="P93"/>
      <text:p text:style-name="P94">Mini-OS_V28_CC<text:tab/>OK</text:p>
      <text:p text:style-name="P89">Mini-OS_V27_CA<text:tab/><text:span text:style-name="T43">OK</text:span></text:p>
      <text:p text:style-name="P120">MINI-OS purging of obsolete code</text:p>
      <text:p text:style-name="P95"/>
      <text:p text:style-name="P31">Modes in user projects</text:p>
      <text:p text:style-name="P95"/>
      <text:p text:style-name="P99">I2C_Tx_LED_dimmer();<text:tab/><text:tab/><text:tab/><text:tab/><text:span text:style-name="T46">Mode <text:s/>Q</text:span></text:p>
      <text:p text:style-name="P99">I2C_TX_328_check();<text:tab/><text:tab/><text:tab/><text:tab/><text:tab/><text:span text:style-name="T46">V</text:span></text:p>
      <text:p text:style-name="P99">I2C_Rx_get_version_A('0');<text:tab/><text:tab/><text:tab/><text:tab/><text:tab/><text:span text:style-name="T46">P</text:span></text:p>
      <text:p text:style-name="P99">Read_Hello_world_string_A();<text:tab/><text:tab/><text:tab/><text:tab/><text:span text:style-name="T46">H</text:span></text:p>
      <text:p text:style-name="P99"/>
      <text:p text:style-name="P100">I2C_Tx_2_integers<text:tab/><text:tab/><text:tab/><text:tab/><text:tab/><text:tab/><text:span text:style-name="T49">1</text:span></text:p>
      <text:p text:style-name="P101">I2C_Tx_any_segment_clear_alI<text:tab/><text:tab/><text:tab/><text:tab/><text:span text:style-name="T55">2</text:span></text:p>
      <text:p text:style-name="P101"><text:span text:style-name="T54">I</text:span>2C_Tx_any_segment<text:tab/><text:tab/><text:tab/><text:tab/><text:tab/><text:tab/><text:span text:style-name="T49">3</text:span></text:p>
      <text:p text:style-name="P100">I2C_Tx_long<text:tab/><text:tab/><text:tab/><text:tab/><text:tab/><text:tab/><text:tab/><text:span text:style-name="T49">6</text:span></text:p>
      <text:p text:style-name="P96"/>
      <text:p text:style-name="P100">I2C_Tx_Bwops<text:tab/><text:tab/><text:tab/><text:tab/><text:tab/><text:tab/><text:span text:style-name="T49">G</text:span></text:p>
      <text:p text:style-name="P100">I2C_Tx_8_byte_array<text:tab/><text:tab/><text:tab/><text:tab/><text:tab/><text:tab/><text:span text:style-name="T49">4</text:span></text:p>
      <text:p text:style-name="P100">I2C_Tx_display_char<text:tab/><text:tab/><text:tab/><text:tab/><text:tab/><text:tab/><text:span text:style-name="T49">5</text:span></text:p>
      <text:p text:style-name="P96"/>
      <text:p text:style-name="P100">I2C_Tx_OS_timer<text:tab/><text:tab/><text:tab/><text:tab/><text:tab/><text:span text:style-name="T54">CDEF</text:span></text:p>
      <text:p text:style-name="P100">I2C_Tx_Clock_command<text:tab/><text:tab/><text:tab/><text:tab/><text:span text:style-name="T54">CDEF</text:span></text:p>
      <text:p text:style-name="P100">I2C_initiate_10mS_re<text:span text:style-name="T47">f()<text:tab/><text:tab/><text:tab/><text:tab/>CDEF</text:span></text:p>
      <text:p text:style-name="P96"/>
      <text:p text:style-name="P100">I2C_Tx_float_num<text:tab/><text:tab/><text:tab/><text:tab/><text:tab/><text:tab/><text:span text:style-name="T48">K</text:span></text:p>
      <text:p text:style-name="P100">I2C_displayToNum<text:tab/><text:tab/><text:tab/><text:tab/><text:tab/><text:tab/><text:span text:style-name="T49">I</text:span></text:p>
      <text:p text:style-name="P97"/>
      <text:p text:style-name="P108">I2C_initiate_7_8125mS_ref<text:tab/><text:span text:style-name="T50">(Cals 168)</text:span><text:tab/><text:tab/><text:tab/><text:span text:style-name="T50">U</text:span></text:p>
      <text:p text:style-name="P108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8">scan_328_cal_factors<text:tab/><text:tab/><text:tab/><text:tab/><text:tab/><text:tab/><text:span text:style-name="T50">M</text:span></text:p>
      <text:p text:style-name="P105"/>
      <text:p text:style-name="P105">PCB_test<text:tab/><text:tab/><text:tab/><text:tab/><text:tab/><text:tab/><text:tab/><text:span text:style-name="T56">O</text:span></text:p>
      <text:p text:style-name="P107">Multiplexer_demo;<text:tab/><text:tab/><text:tab/><text:tab/><text:tab/><text:tab/><text:span text:style-name="T56">L</text:span></text:p>
      <text:p text:style-name="P97"/>
      <text:p text:style-name="P103">I2C_Tx_display(): <text:tab/><text:tab/><text:tab/><text:span text:style-name="T54">Uses </text:span>I2C_Tx_2_integers</text:p>
      <text:p text:style-name="P102">display_8_digit_num_string<text:span text:style-name="T47">()<text:tab/><text:tab/>Uses I2C_Tx_8_byte_array</text:span></text:p>
      <text:p text:style-name="P102">display_FPN_short<text:span text:style-name="T48">()<text:tab/><text:tab/><text:tab/>Uses I2C_Tx_8_byte_array()</text:span></text:p>
      <text:p text:style-name="P102">I2C_FPN_to_display<text:tab/><text:tab/><text:tab/><text:span text:style-name="T55">Uses I2C_Tx_float_num</text:span></text:p>
      <text:p text:style-name="P97"/>
      <text:p text:style-name="P97"/>
      <text:p text:style-name="P97"/>
      <text:p text:style-name="P97">Modes in mini-OS</text:p>
      <text:p text:style-name="P108">1<text:tab/>I2C_Tx_2_integers;</text:p>
      <text:p text:style-name="P108">2<text:tab/>I2C_Tx_any_segment; </text:p>
      <text:p text:style-name="P108">3<text:tab/>I2C_Tx_any_segment; </text:p>
      <text:p text:style-name="P108">4<text:tab/>I2C_Tx_8_byte_array</text:p>
      <text:p text:style-name="P108">5<text:tab/>I2C_Tx_display_char;</text:p>
      <text:p text:style-name="P108">6<text:tab/>I2C_Tx_long;</text:p>
      <text:p text:style-name="P118">7<text:tab/>I2C_Tx_Compile_tables();<text:tab/><text:tab/><text:span text:style-name="T49">obsolete</text:span></text:p>
      <text:p text:style-name="P118">8<text:tab/>I2C_Tx_2URNs_from_IO ();<text:tab/><text:span text:style-name="T49">Obsolete</text:span></text:p>
      <text:p text:style-name="P118">9<text:tab/>I2C_Tx_Uarithmetic_OP ();<text:tab/><text:span text:style-name="T49">Obsolete</text:span></text:p>
      <text:p text:style-name="P119">A<text:tab/>I2C_Tx_accumulator_1()<text:tab/><text:tab/>Obsolete</text:p>
      <text:p text:style-name="P119">B<text:tab/>I2C_Tx_accumulator_2()<text:tab/><text:tab/>Obsolete</text:p>
      <text:p text:style-name="P106">C<text:tab/>Clock</text:p>
      <text:p text:style-name="P106">D<text:tab/>Clock</text:p>
      <text:p text:style-name="P106"><text:soft-page-break/>E<text:tab/>Clock</text:p>
      <text:p text:style-name="P106">F<text:tab/>Clock</text:p>
      <text:p text:style-name="P106">G<text:tab/>I2C_Tx_BWops;<text:tab/></text:p>
      <text:p text:style-name="P106">H<text:tab/>Message_from_the_OS();</text:p>
      <text:p text:style-name="P106">I<text:tab/>I2C_displayToLong;</text:p>
      <text:p text:style-name="P115">J<text:tab/>I2C_Tx_real_num;<text:tab/><text:tab/><text:span text:style-name="T17">Not sure about this one?</text:span></text:p>
      <text:p text:style-name="P106">K<text:tab/>I2C_Tx_float_num;</text:p>
      <text:p text:style-name="P106">L<text:tab/>Multiplexer_demo;</text:p>
      <text:p text:style-name="P106">M<text:tab/>cal_plot_328(); </text:p>
      <text:p text:style-name="P104">N<text:tab/>manual_cal_PCB_A_device();</text:p>
      <text:p text:style-name="P104">O<text:tab/>PCB_test</text:p>
      <text:p text:style-name="P104">P<text:tab/>I2C_Rx_get_version;</text:p>
      <text:p text:style-name="P104">Q<text:tab/>I2C_Tx_LED_dimmer;</text:p>
      <text:p text:style-name="P104">U<text:tab/>start_T2_for_ATMEGA_168_cal(1)</text:p>
      <text:p text:style-name="P104">V<text:tab/>set_diagnostic_mode;</text:p>
      <text:p text:style-name="P98"/>
      <text:p text:style-name="P98">W<text:tab/>restore_168_EEPROM_strings; OBSOLETE</text:p>
      <text:p text:style-name="P98">X<text:tab/>cal_spot_check();</text:p>
      <text:p text:style-name="P98">Y<text:tab/>Trash cal bytes <text:tab/>OBSOLETE</text:p>
      <text:p text:style-name="P98">Z<text:tab/>Transmit OSCCAL</text:p>
      <text:p text:style-name="P98"/>
      <text:p text:style-name="P98"/>
      <text:p text:style-name="P116">Check the new mini-OS</text:p>
      <text:p text:style-name="P98"/>
      <text:p text:style-name="P109">Update Mini-OS_V2\Mini-OS_V29_CA and hex files and load onto V2_CA pcb</text:p>
      <text:p text:style-name="P110">Test on:</text:p>
      <text:p text:style-name="P110"><text:tab/>Intensity_tests</text:p>
      <text:p text:style-name="P110"><text:tab/>Mux_demo</text:p>
      <text:p text:style-name="P110"><text:tab/>PCB_test</text:p>
      <text:p text:style-name="P110">Proj_9A_168_manual_cal</text:p>
      <text:p text:style-name="P110">Proj_9B_168_auto_cal</text:p>
      <text:p text:style-name="P110">Proj_9C_ATMEGA328_manual_cal</text:p>
      <text:p text:style-name="P110">Proj_9D_ATMEGA328_plot_cal</text:p>
      <text:p text:style-name="P110">Proj_9E_ATMEGA168_plot_cal</text:p>
      <text:p text:style-name="P111">Default program (1_first_project\Example_1.hex)</text:p>
      <text:p text:style-name="P111">I2C_TX_328_check()</text:p>
      <text:p text:style-name="P111"><text:tab/>1 for OS version<text:tab/><text:span text:style-name="T19">Mistakes in the data noted here</text:span> </text:p>
      <text:p text:style-name="P111"><text:tab/>2 for system data</text:p>
      <text:p text:style-name="P111"><text:tab/>3 Message from the OS (x to escape)<text:tab/><text:tab/><text:span text:style-name="T57">V1_CC fails (always prints Hello World)</text:span></text:p>
      <text:p text:style-name="P111"><text:tab/>4 Default project</text:p>
      <text:p text:style-name="P111"><text:tab/>0 to escape</text:p>
      <text:p text:style-name="P111"/>
      <text:p text:style-name="P117">Recompile everything</text:p>
      <text:p text:style-name="P117"/>
      <text:p text:style-name="P117">Version 1</text:p>
      <text:p text:style-name="P117"/>
      <text:p text:style-name="P90">Mini-OS_V27_CA<text:tab/><text:tab/><text:tab/><text:tab/><text:tab/><text:span text:style-name="T61">Text change only (SW version update)</text:span></text:p>
      <text:p text:style-name="P90">2_pcb_Bootloader_V4_29_CA<text:tab/><text:tab/><text:tab/><text:span text:style-name="T59">No change</text:span></text:p>
      <text:p text:style-name="P90"/>
      <text:p text:style-name="P91">Mini-OS_V28_CC<text:tab/><text:tab/><text:tab/><text:tab/><text:tab/><text:span text:style-name="T61">Text change only (SW version update)</text:span><text:tab/></text:p>
      <text:p text:style-name="P92">2_pcb_Bootloader_V4_30_CC<text:tab/><text:tab/><text:tab/><text:span text:style-name="T60">No change</text:span><text:span text:style-name="T63"> Error present in led setup FIXED</text:span></text:p>
      <text:p text:style-name="P90"/>
      <text:p text:style-name="P32"><text:soft-page-break/>Version 2</text:p>
      <text:p text:style-name="P32"/>
      <text:p text:style-name="P85">Mini-OS_V29_CA<text:tab/><text:tab/><text:tab/><text:tab/><text:tab/><text:span text:style-name="T61">Text change only (SW version update)<text:tab/></text:span><text:tab/></text:p>
      <text:p text:style-name="P84">2_pcb_Bootloader_V4_31_C<text:span text:style-name="T57">A<text:tab/><text:tab/><text:tab/>No change</text:span></text:p>
      <text:p text:style-name="P90"/>
      <text:p text:style-name="P86">Mini-OS_V30_CC<text:tab/><text:tab/><text:tab/><text:tab/><text:tab/><text:span text:style-name="T62">Text change only (SW version update)<text:tab/></text:span></text:p>
      <text:p text:style-name="P113">2_pcb_Bootloader_V4_32_CC<text:tab/><text:tab/><text:tab/><text:span text:style-name="T58">No change </text:span></text:p>
      <text:p text:style-name="P113"/>
      <text:p text:style-name="P114">Fault </text:p>
      <text:p text:style-name="P114">Version 1<text:span text:style-name="T38">Mini-OS_V28_CC<text:tab/><text:tab/></text:span>Mes<text:span text:style-name="T64">s</text:span>age from OS always reads out Hello world</text:p>
      <text:p text:style-name="P122"><text:tab/><text:tab/><text:tab/><text:tab/><text:tab/>EEPROM HW fault</text:p>
      <text:p text:style-name="P114"><text:tab/><text:tab/><text:tab/><text:tab/><text:tab/>Note Default program is OK</text:p>
      <text:p text:style-name="P114"/>
      <text:p text:style-name="P123">Recompile programmers using Bootloader_main.c</text:p>
      <text:p text:style-name="P123"/>
      <text:p text:style-name="P127">2_pcb_Bootloader_V4_29_CA<text:tab/><text:tab/><text:span text:style-name="T66">No change in .hex file</text:span></text:p>
      <text:p text:style-name="P128">2_pcb_Bootloader_V4_<text:span text:style-name="T65">30</text:span>_C<text:span text:style-name="T65">C</text:span><text:tab/><text:tab/><text:span text:style-name="T66">No change in .hex file</text:span></text:p>
      <text:p text:style-name="P125">2_pcb_Bootloader_V4_31_C<text:span text:style-name="T57">A<text:tab/><text:tab/>No change in .hex file</text:span></text:p>
      <text:p text:style-name="P126">2_pcb_Bootloader_V4_3<text:span text:style-name="T65">2</text:span>_C<text:span text:style-name="T65">C<text:tab/><text:tab/>No change in .hex file</text:span></text:p>
      <text:p text:style-name="P126"/>
      <text:p text:style-name="P131">EEPROM usage</text:p>
      <text:p text:style-name="P131"><text:span text:style-name="T3"/></text:p>
      <text:p text:style-name="P131"><text:span text:style-name="T3"/></text:p>
      <text:p text:style-name="P131"><text:span text:style-name="T3">bootloader</text:span></text:p>
      <text:p text:style-name="P131"><text:span text:style-name="T69">0x3FF<text:tab/>user cal if set</text:span></text:p>
      <text:p text:style-name="Standard"><text:span text:style-name="T67">0x3FE<text:tab/>user cal if set</text:span></text:p>
      <text:p text:style-name="Standard"><text:span text:style-name="T67">0x3FD<text:tab/>Default cal supplied by Atmel</text:span></text:p>
      <text:p text:style-name="P135"><text:span text:style-name="T67">0x3FC<text:tab/></text:span><text:span text:style-name="T73">P</text:span><text:span text:style-name="T74">ress 'x' </text:span><text:span text:style-name="T73">at p/r prompt </text:span></text:p>
      <text:p text:style-name="P134"><text:span text:style-name="T71"><text:tab/>Sets 0x3FC to 1 for</text:span><text:span text:style-name="T69"> diagnostic mode. <text:s/></text:span></text:p>
      <text:p text:style-name="P134"><text:span text:style-name="T69"><text:tab/>'r' </text:span><text:span text:style-name="T71">pressed for</text:span><text:span text:style-name="T69"> normal mode</text:span></text:p>
      <text:p text:style-name="P135"><text:span text:style-name="T67">0x3FB<text:tab/></text:span><text:span text:style-name="T72">Controls brightness</text:span></text:p>
      <text:p text:style-name="P131"><text:span text:style-name="T67">0x3FA<text:tab/></text:span><text:span text:style-name="T68">OBSOLETE </text:span><text:span text:style-name="T67">0 for 57.6K operation, 1 for 1.2k operation</text:span></text:p>
      <text:p text:style-name="P131"><text:span text:style-name="T67"/></text:p>
      <text:p text:style-name="P131"><text:span text:style-name="T67">Bootloader use 0x3FF/E/D and C</text:span></text:p>
      <text:p text:style-name="P131"><text:span text:style-name="T69"/></text:p>
      <text:p text:style-name="P131"><text:span text:style-name="T69">Mini-OS</text:span></text:p>
      <text:p text:style-name="P131"><text:span text:style-name="T69">0x3FF<text:tab/>user cal if set</text:span></text:p>
      <text:p text:style-name="P131"><text:span text:style-name="T69">0x3FE<text:tab/>user cal if set</text:span></text:p>
      <text:p text:style-name="P131"><text:span text:style-name="T69">0x3FD<text:tab/>Default cal supplied by Atmel</text:span></text:p>
      <text:p text:style-name="P133"><text:span text:style-name="T69">0x3FC<text:tab/></text:span><text:span text:style-name="T71">P</text:span><text:span text:style-name="T69">ress 'x' </text:span><text:span text:style-name="T71">at p/r prompt </text:span></text:p>
      <text:p text:style-name="P133"><text:span text:style-name="T71"><text:tab/>Sets 0x3FC to 1 for</text:span><text:span text:style-name="T69"> diagnostic mode. <text:s/></text:span></text:p>
      <text:p text:style-name="P133"><text:span text:style-name="T69"><text:tab/>'r' </text:span><text:span text:style-name="T71">pressed for</text:span><text:span text:style-name="T69"> normal mode</text:span></text:p>
      <text:p text:style-name="P131"><text:span text:style-name="T69">0x3FB<text:tab/></text:span><text:span text:style-name="T70">Controls brightness</text:span></text:p>
      <text:p text:style-name="P131"><text:span text:style-name="T69">0x3FA<text:tab/></text:span><text:span text:style-name="T71">No longer used (OSCCAL always starts high in </text:span><text:span text:style-name="T69">POR Cal_mode</text:span></text:p>
      <text:p text:style-name="P131"><text:span text:style-name="T69">0x3F9<text:tab/>==1 Set by programmer; </text:span><text:span text:style-name="T70">Triggers Cal_at_Power_on_Reset ();</text:span></text:p>
      <text:p text:style-name="P132"><text:span text:style-name="T69">0x3F8<text:tab/></text:span><text:span text:style-name="T70">Used by </text:span><text:span text:style-name="T69">PRN_8bit_GEN(). </text:span><text:span text:style-name="T70">See Eeprom_subroutines</text:span><text:span text:style-name="T69"> <text:s/></text:span></text:p>
      <text:p text:style-name="P131"><text:span text:style-name="T69">0x3F7</text:span></text:p>
      <text:p text:style-name="P131"><text:span text:style-name="T69">0x3F6<text:tab/>Reserved</text:span></text:p>
      <text:p text:style-name="P131"><text:span text:style-name="T69">Zero to 0x3F5: For user strings and data</text:span></text:p>
      <text:p text:style-name="P113"/>
      <text:p text:style-name="P113"/>
      <text:p text:style-name="P129">MiniOS uses </text:p>
      <text:p text:style-name="P129">0x3FF/E/9/B/C/D</text:p>
      <text:p text:style-name="P129">B controls brightness</text:p>
      <text:p text:style-name="P130">0x3F8<text:tab/>8 bit PRN store</text:p>
      <text:p text:style-name="P113"/>
      <text:p text:style-name="P113"/>
      <text:p text:style-name="P112"><text:soft-page-break/></text:p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7T16:05:16.887000000</dc:date>
    <meta:editing-duration>PT20H47M57S</meta:editing-duration>
    <meta:editing-cycles>78</meta:editing-cycles>
    <meta:document-statistic meta:table-count="0" meta:image-count="0" meta:object-count="0" meta:page-count="10" meta:paragraph-count="357" meta:word-count="1454" meta:character-count="10184" meta:non-whitespace-character-count="8808"/>
  </office:meta>
</office:document-meta>
</file>